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9.07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9.23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Arial" style:font-name-asian="WenQuanYi Micro Hei" style:font-name-complex="Lohit Hindi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CPF</text:p>
          </table:table-cell>
          <table:table-cell table:style-name="ce1" office:value-type="string">
            <text:p>Data de Nascimento</text:p>
          </table:table-cell>
          <table:table-cell table:style-name="ce1" office:value-type="string">
            <text:p>Município</text:p>
          </table:table-cell>
          <table:table-cell table:style-name="ce1" office:value-type="string">
            <text:p>UF</text:p>
          </table:table-cell>
          <table:table-cell table:style-name="ce1" office:value-type="string">
            <text:p>CEP</text:p>
          </table:table-cell>
          <table:table-cell table:style-name="ce1" office:value-type="string">
            <text:p>Situação Cadastral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287</text:p>
          </table:table-cell>
          <table:table-cell table:style-name="ce2" office:value-type="string">
            <text:p>22/11/1967</text:p>
          </table:table-cell>
          <table:table-cell office:value-type="string">
            <text:p>CACOAL <text:s text:c="43"/></text:p>
          </table:table-cell>
          <table:table-cell office:value-type="string">
            <text:p>RO</text:p>
          </table:table-cell>
          <table:table-cell table:style-name="ce2" office:value-type="string">
            <text:p>76963854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30115</text:p>
          </table:table-cell>
          <table:table-cell table:style-name="ce2" office:value-type="string">
            <text:p>21/09/1964</text:p>
          </table:table-cell>
          <table:table-cell office:value-type="string">
            <text:p>GOIANESIA <text:s text:c="40"/></text:p>
          </table:table-cell>
          <table:table-cell office:value-type="string">
            <text:p>GO</text:p>
          </table:table-cell>
          <table:table-cell table:style-name="ce2" office:value-type="string">
            <text:p>76380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49304</text:p>
          </table:table-cell>
          <table:table-cell table:style-name="ce2" office:value-type="string">
            <text:p>05/01/1970</text:p>
          </table:table-cell>
          <table:table-cell office:value-type="string">
            <text:p>CAUCAIA <text:s text:c="42"/></text:p>
          </table:table-cell>
          <table:table-cell office:value-type="string">
            <text:p>CE</text:p>
          </table:table-cell>
          <table:table-cell table:style-name="ce2" office:value-type="string">
            <text:p>61600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886268</text:p>
          </table:table-cell>
          <table:table-cell table:style-name="ce2" office:value-type="string">
            <text:p>18/04/1970</text:p>
          </table:table-cell>
          <table:table-cell office:value-type="string">
            <text:p>ITAPUA DO OESTE <text:s text:c="34"/></text:p>
          </table:table-cell>
          <table:table-cell office:value-type="string">
            <text:p>RO</text:p>
          </table:table-cell>
          <table:table-cell table:style-name="ce2" office:value-type="string">
            <text:p>76861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80572200</text:p>
          </table:table-cell>
          <table:table-cell table:style-name="ce2" office:value-type="string">
            <text:p>23/11/1988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680115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81676468</text:p>
          </table:table-cell>
          <table:table-cell table:style-name="ce2" office:value-type="string">
            <text:p>03/05/1980</text:p>
          </table:table-cell>
          <table:table-cell office:value-type="string">
            <text:p>JOAO CAMARA <text:s text:c="38"/></text:p>
          </table:table-cell>
          <table:table-cell office:value-type="string">
            <text:p>RN</text:p>
          </table:table-cell>
          <table:table-cell table:style-name="ce2" office:value-type="string">
            <text:p>59550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3722277353</text:p>
          </table:table-cell>
          <table:table-cell table:style-name="ce2" office:value-type="string">
            <text:p>02/10/1993</text:p>
          </table:table-cell>
          <table:table-cell office:value-type="string">
            <text:p>TRINDADE <text:s text:c="41"/></text:p>
          </table:table-cell>
          <table:table-cell office:value-type="string">
            <text:p>GO</text:p>
          </table:table-cell>
          <table:table-cell table:style-name="ce2" office:value-type="string">
            <text:p>75380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3760241387</text:p>
          </table:table-cell>
          <table:table-cell table:style-name="ce2" office:value-type="string">
            <text:p>19/07/1992</text:p>
          </table:table-cell>
          <table:table-cell office:value-type="string">
            <text:p>SAO FRANCISCO DO MARANHAO <text:s text:c="24"/></text:p>
          </table:table-cell>
          <table:table-cell office:value-type="string">
            <text:p>MA</text:p>
          </table:table-cell>
          <table:table-cell table:style-name="ce2" office:value-type="string">
            <text:p>65650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83121064053</text:p>
          </table:table-cell>
          <table:table-cell table:style-name="ce2" office:value-type="string">
            <text:p>28/09/2000</text:p>
          </table:table-cell>
          <table:table-cell office:value-type="string">
            <text:p>PORTO ALEGRE <text:s text:c="37"/></text:p>
          </table:table-cell>
          <table:table-cell office:value-type="string">
            <text:p>RS</text:p>
          </table:table-cell>
          <table:table-cell table:style-name="ce2" office:value-type="string">
            <text:p>9175133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00305727036</text:p>
          </table:table-cell>
          <table:table-cell table:style-name="ce2" office:value-type="string">
            <text:p>11/03/2000</text:p>
          </table:table-cell>
          <table:table-cell office:value-type="string">
            <text:p>MINAS DO LEAO <text:s text:c="36"/></text:p>
          </table:table-cell>
          <table:table-cell office:value-type="string">
            <text:p>RS</text:p>
          </table:table-cell>
          <table:table-cell table:style-name="ce2" office:value-type="string">
            <text:p>96755000</text:p>
          </table:table-cell>
          <table:table-cell table:style-name="ce3" office:value-type="string">
            <text:p>0 – REGULAR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688834</text:p>
          </table:table-cell>
          <table:table-cell table:style-name="ce2" office:value-type="string">
            <text:p>04/01/1933</text:p>
          </table:table-cell>
          <table:table-cell office:value-type="string">
            <text:p>SAO PAULO <text:s text:c="40"/></text:p>
          </table:table-cell>
          <table:table-cell office:value-type="string">
            <text:p>SP</text:p>
          </table:table-cell>
          <table:table-cell table:style-name="ce2" office:value-type="string">
            <text:p>0443907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866791</text:p>
          </table:table-cell>
          <table:table-cell table:style-name="ce2" office:value-type="string">
            <text:p>02/07/1914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106100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7931000</text:p>
          </table:table-cell>
          <table:table-cell table:style-name="ce2" office:value-type="string">
            <text:p>21/04/1954</text:p>
          </table:table-cell>
          <table:table-cell office:value-type="string">
            <text:p>PORTO ALEGRE <text:s text:c="37"/></text:p>
          </table:table-cell>
          <table:table-cell office:value-type="string">
            <text:p>RS</text:p>
          </table:table-cell>
          <table:table-cell table:style-name="ce2" office:value-type="string">
            <text:p>9003512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8660787</text:p>
          </table:table-cell>
          <table:table-cell table:style-name="ce2" office:value-type="string">
            <text:p>06/06/1950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72522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080806</text:p>
          </table:table-cell>
          <table:table-cell table:style-name="ce2" office:value-type="string">
            <text:p>24/03/1922</text:p>
          </table:table-cell>
          <table:table-cell office:value-type="string">
            <text:p>DRACENA <text:s text:c="42"/></text:p>
          </table:table-cell>
          <table:table-cell office:value-type="string">
            <text:p>SP</text:p>
          </table:table-cell>
          <table:table-cell table:style-name="ce2" office:value-type="string">
            <text:p>1790000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756834</text:p>
          </table:table-cell>
          <table:table-cell table:style-name="ce2" office:value-type="string">
            <text:p>06/05/1947</text:p>
          </table:table-cell>
          <table:table-cell office:value-type="string">
            <text:p>BAURU <text:s text:c="44"/></text:p>
          </table:table-cell>
          <table:table-cell office:value-type="string">
            <text:p>SP</text:p>
          </table:table-cell>
          <table:table-cell table:style-name="ce2" office:value-type="string">
            <text:p>1705139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861700</text:p>
          </table:table-cell>
          <table:table-cell table:style-name="ce2" office:value-type="string">
            <text:p>11/05/1924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22113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912300</text:p>
          </table:table-cell>
          <table:table-cell table:style-name="ce2" office:value-type="string">
            <text:p>21/01/1928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411240</text:p>
          </table:table-cell>
          <table:table-cell table:style-name="ce3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0630768</text:p>
          </table:table-cell>
          <table:table-cell table:style-name="ce2" office:value-type="string">
            <text:p>07/10/1944</text:p>
          </table:table-cell>
          <table:table-cell office:value-type="string">
            <text:p>CAXIAS DO SUL <text:s text:c="36"/></text:p>
          </table:table-cell>
          <table:table-cell office:value-type="string">
            <text:p>RS</text:p>
          </table:table-cell>
          <table:table-cell table:style-name="ce2" office:value-type="string">
            <text:p>95040300</text:p>
          </table:table-cell>
          <table:table-cell table:style-name="ce2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61900125</text:p>
          </table:table-cell>
          <table:table-cell table:style-name="ce2" office:value-type="string">
            <text:p>27/05/1963</text:p>
          </table:table-cell>
          <table:table-cell office:value-type="string">
            <text:p>GOIANIA <text:s text:c="42"/></text:p>
          </table:table-cell>
          <table:table-cell office:value-type="string">
            <text:p>GO</text:p>
          </table:table-cell>
          <table:table-cell table:style-name="ce2" office:value-type="string">
            <text:p>74275070</text:p>
          </table:table-cell>
          <table:table-cell table:style-name="ce2" office:value-type="string">
            <text:p>1 - CANCELADA POR ENCERRAMENTO DE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104</text:p>
          </table:table-cell>
          <table:table-cell table:style-name="ce2" office:value-type="string">
            <text:p>18/02/1964</text:p>
          </table:table-cell>
          <table:table-cell office:value-type="string">
            <text:p>GOIANIA <text:s text:c="42"/></text:p>
          </table:table-cell>
          <table:table-cell office:value-type="string">
            <text:p>GO</text:p>
          </table:table-cell>
          <table:table-cell table:style-name="ce2" office:value-type="string">
            <text:p>7400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368</text:p>
          </table:table-cell>
          <table:table-cell table:style-name="ce2" office:value-type="string">
            <text:p>13/02/1968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31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791</text:p>
          </table:table-cell>
          <table:table-cell table:style-name="ce2" office:value-type="string">
            <text:p>03/04/1938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154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872</text:p>
          </table:table-cell>
          <table:table-cell table:style-name="ce2" office:value-type="string">
            <text:p>13/08/1930</text:p>
          </table:table-cell>
          <table:table-cell office:value-type="string">
            <text:p>TEODORO SAMPAIO <text:s text:c="34"/></text:p>
          </table:table-cell>
          <table:table-cell office:value-type="string">
            <text:p>SP</text:p>
          </table:table-cell>
          <table:table-cell table:style-name="ce2" office:value-type="string">
            <text:p>1928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30700</text:p>
          </table:table-cell>
          <table:table-cell table:style-name="ce2" office:value-type="string">
            <text:p>31/12/1926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78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49215</text:p>
          </table:table-cell>
          <table:table-cell table:style-name="ce2" office:value-type="string">
            <text:p>26/08/1962</text:p>
          </table:table-cell>
          <table:table-cell office:value-type="string">
            <text:p>ROSARIO OESTE <text:s text:c="36"/></text:p>
          </table:table-cell>
          <table:table-cell office:value-type="string">
            <text:p>MT</text:p>
          </table:table-cell>
          <table:table-cell table:style-name="ce2" office:value-type="string">
            <text:p>7847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49487</text:p>
          </table:table-cell>
          <table:table-cell table:style-name="ce2" office:value-type="string">
            <text:p>25/08/1932</text:p>
          </table:table-cell>
          <table:table-cell office:value-type="string">
            <text:p>JOAO CAMARA <text:s text:c="38"/></text:p>
          </table:table-cell>
          <table:table-cell office:value-type="string">
            <text:p>RN</text:p>
          </table:table-cell>
          <table:table-cell table:style-name="ce2" office:value-type="string">
            <text:p>5955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49649</text:p>
          </table:table-cell>
          <table:table-cell table:style-name="ce2" office:value-type="string">
            <text:p>29/11/1905</text:p>
          </table:table-cell>
          <table:table-cell office:value-type="string">
            <text:p>BELO HORIZONTE <text:s text:c="35"/></text:p>
          </table:table-cell>
          <table:table-cell office:value-type="string">
            <text:p>MG</text:p>
          </table:table-cell>
          <table:table-cell table:style-name="ce2" office:value-type="string">
            <text:p>3035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57234</text:p>
          </table:table-cell>
          <table:table-cell table:style-name="ce2" office:value-type="string">
            <text:p>29/11/1969</text:p>
          </table:table-cell>
          <table:table-cell office:value-type="string">
            <text:p>ESPIGAO D'OESTE <text:s text:c="34"/></text:p>
          </table:table-cell>
          <table:table-cell office:value-type="string">
            <text:p>RO</text:p>
          </table:table-cell>
          <table:table-cell table:style-name="ce2" office:value-type="string">
            <text:p>78983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57668</text:p>
          </table:table-cell>
          <table:table-cell table:style-name="ce2" office:value-type="string">
            <text:p>13/02/1918</text:p>
          </table:table-cell>
          <table:table-cell office:value-type="string">
            <text:p>BELO HORIZONTE <text:s text:c="35"/></text:p>
          </table:table-cell>
          <table:table-cell office:value-type="string">
            <text:p>MG</text:p>
          </table:table-cell>
          <table:table-cell table:style-name="ce2" office:value-type="string">
            <text:p>31230000</text:p>
          </table:table-cell>
          <table:table-cell table:style-name="ce2" office:value-type="string">
            <text:p>2 – SUSPENS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6153772</text:p>
          </table:table-cell>
          <table:table-cell table:style-name="ce2" office:value-type="string">
            <text:p>08/10/1895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72509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6986715</text:p>
          </table:table-cell>
          <table:table-cell table:style-name="ce2" office:value-type="string">
            <text:p>04/06/1915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73518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7869887</text:p>
          </table:table-cell>
          <table:table-cell table:style-name="ce2" office:value-type="string">
            <text:p>24/08/1931</text:p>
          </table:table-cell>
          <table:table-cell office:value-type="string">
            <text:p>AMERICANA <text:s text:c="40"/></text:p>
          </table:table-cell>
          <table:table-cell office:value-type="string">
            <text:p>SP</text:p>
          </table:table-cell>
          <table:table-cell table:style-name="ce2" office:value-type="string">
            <text:p>13470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8180815</text:p>
          </table:table-cell>
          <table:table-cell table:style-name="ce2" office:value-type="string">
            <text:p>28/10/1919</text:p>
          </table:table-cell>
          <table:table-cell office:value-type="string">
            <text:p>JUNQUEIROPOLIS <text:s text:c="35"/></text:p>
          </table:table-cell>
          <table:table-cell office:value-type="string">
            <text:p>SP</text:p>
          </table:table-cell>
          <table:table-cell table:style-name="ce2" office:value-type="string">
            <text:p>17890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4172853</text:p>
          </table:table-cell>
          <table:table-cell table:style-name="ce2" office:value-type="string">
            <text:p>15/05/1902</text:p>
          </table:table-cell>
          <table:table-cell office:value-type="string">
            <text:p>PRESIDENTE PRUDENTE <text:s text:c="30"/></text:p>
          </table:table-cell>
          <table:table-cell office:value-type="string">
            <text:p>SP</text:p>
          </table:table-cell>
          <table:table-cell table:style-name="ce2" office:value-type="string">
            <text:p>19015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5195849</text:p>
          </table:table-cell>
          <table:table-cell table:style-name="ce2" office:value-type="string">
            <text:p>15/04/1900</text:p>
          </table:table-cell>
          <table:table-cell office:value-type="string">
            <text:p>PRESIDENTE PRUDENTE <text:s text:c="30"/></text:p>
          </table:table-cell>
          <table:table-cell office:value-type="string">
            <text:p>SP</text:p>
          </table:table-cell>
          <table:table-cell table:style-name="ce2" office:value-type="string">
            <text:p>1902045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6221800</text:p>
          </table:table-cell>
          <table:table-cell table:style-name="ce2" office:value-type="string">
            <text:p>23/03/1932</text:p>
          </table:table-cell>
          <table:table-cell office:value-type="string">
            <text:p>PRESIDENTE PRUDENTE <text:s text:c="30"/></text:p>
          </table:table-cell>
          <table:table-cell office:value-type="string">
            <text:p>SP</text:p>
          </table:table-cell>
          <table:table-cell table:style-name="ce2" office:value-type="string">
            <text:p>19010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894791</text:p>
          </table:table-cell>
          <table:table-cell table:style-name="ce2" office:value-type="string">
            <text:p>16/03/1927</text:p>
          </table:table-cell>
          <table:table-cell office:value-type="string">
            <text:p>ANGRA DOS REIS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3900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3737768</text:p>
          </table:table-cell>
          <table:table-cell table:style-name="ce2" office:value-type="string">
            <text:p>26/07/1944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221008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8410872</text:p>
          </table:table-cell>
          <table:table-cell table:style-name="ce2" office:value-type="string">
            <text:p>25/09/1929</text:p>
          </table:table-cell>
          <table:table-cell office:value-type="string">
            <text:p>SAO PAULO <text:s text:c="40"/></text:p>
          </table:table-cell>
          <table:table-cell office:value-type="string">
            <text:p>SP</text:p>
          </table:table-cell>
          <table:table-cell table:style-name="ce2" office:value-type="string">
            <text:p>02566000</text:p>
          </table:table-cell>
          <table:table-cell table:style-name="ce2" office:value-type="string">
            <text:p>3 - CANCELADA POR OBITO SEM ESPOL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190097</text:p>
          </table:table-cell>
          <table:table-cell table:style-name="ce2" office:value-type="string">
            <text:p>03/01/1960</text:p>
          </table:table-cell>
          <table:table-cell office:value-type="string">
            <text:p>RIO GRANDE <text:s text:c="39"/></text:p>
          </table:table-cell>
          <table:table-cell office:value-type="string">
            <text:p>RS</text:p>
          </table:table-cell>
          <table:table-cell table:style-name="ce2" office:value-type="string">
            <text:p>96201028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220263</text:p>
          </table:table-cell>
          <table:table-cell table:style-name="ce2" office:value-type="string">
            <text:p>14/03/1969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6808028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840644</text:p>
          </table:table-cell>
          <table:table-cell table:style-name="ce2" office:value-type="string">
            <text:p>09/11/1958</text:p>
          </table:table-cell>
          <table:table-cell office:value-type="string">
            <text:p>CONTAGEM <text:s text:c="41"/></text:p>
          </table:table-cell>
          <table:table-cell office:value-type="string">
            <text:p>MG</text:p>
          </table:table-cell>
          <table:table-cell table:style-name="ce2" office:value-type="string">
            <text:p>3205037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6650300</text:p>
          </table:table-cell>
          <table:table-cell table:style-name="ce2" office:value-type="string">
            <text:p>12/06/1966</text:p>
          </table:table-cell>
          <table:table-cell office:value-type="string">
            <text:p>MARACANAU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190551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578472</text:p>
          </table:table-cell>
          <table:table-cell table:style-name="ce2" office:value-type="string">
            <text:p>04/08/1961</text:p>
          </table:table-cell>
          <table:table-cell office:value-type="string">
            <text:p>NATAL <text:s text:c="44"/></text:p>
          </table:table-cell>
          <table:table-cell office:value-type="string">
            <text:p>RN</text:p>
          </table:table-cell>
          <table:table-cell table:style-name="ce2" office:value-type="string">
            <text:p>5905416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713787</text:p>
          </table:table-cell>
          <table:table-cell table:style-name="ce2" office:value-type="string">
            <text:p>20/09/1947</text:p>
          </table:table-cell>
          <table:table-cell office:value-type="string">
            <text:p>MARINGA <text:s text:c="42"/></text:p>
          </table:table-cell>
          <table:table-cell office:value-type="string">
            <text:p>PR</text:p>
          </table:table-cell>
          <table:table-cell table:style-name="ce2" office:value-type="string">
            <text:p>8701332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1521091</text:p>
          </table:table-cell>
          <table:table-cell table:style-name="ce2" office:value-type="string">
            <text:p>15/12/1962</text:p>
          </table:table-cell>
          <table:table-cell office:value-type="string">
            <text:p>GUAIBA <text:s text:c="43"/></text:p>
          </table:table-cell>
          <table:table-cell office:value-type="string">
            <text:p>RS</text:p>
          </table:table-cell>
          <table:table-cell table:style-name="ce2" office:value-type="string">
            <text:p>9250000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2218791</text:p>
          </table:table-cell>
          <table:table-cell table:style-name="ce2" office:value-type="string">
            <text:p>13/11/1951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230011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3907787</text:p>
          </table:table-cell>
          <table:table-cell table:style-name="ce2" office:value-type="string">
            <text:p>24/02/1949</text:p>
          </table:table-cell>
          <table:table-cell office:value-type="string">
            <text:p>SALVADOR <text:s text:c="41"/></text:p>
          </table:table-cell>
          <table:table-cell office:value-type="string">
            <text:p>BA</text:p>
          </table:table-cell>
          <table:table-cell table:style-name="ce2" office:value-type="string">
            <text:p>4119412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4652553</text:p>
          </table:table-cell>
          <table:table-cell table:style-name="ce2" office:value-type="string">
            <text:p>15/06/1956</text:p>
          </table:table-cell>
          <table:table-cell office:value-type="string">
            <text:p>BOQUIM <text:s text:c="43"/></text:p>
          </table:table-cell>
          <table:table-cell office:value-type="string">
            <text:p>SE</text:p>
          </table:table-cell>
          <table:table-cell table:style-name="ce2" office:value-type="string">
            <text:p>49360000</text:p>
          </table:table-cell>
          <table:table-cell table:style-name="ce2" office:value-type="string">
            <text:p>4 - PENDENTE DE REGULARIZACA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22520</text:p>
          </table:table-cell>
          <table:table-cell table:style-name="ce2" office:value-type="string">
            <text:p>03/05/1950</text:p>
          </table:table-cell>
          <table:table-cell office:value-type="string">
            <text:p>CANHOBA <text:s text:c="42"/></text:p>
          </table:table-cell>
          <table:table-cell office:value-type="string">
            <text:p>SE</text:p>
          </table:table-cell>
          <table:table-cell table:style-name="ce2" office:value-type="string">
            <text:p>4988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49134</text:p>
          </table:table-cell>
          <table:table-cell table:style-name="ce2" office:value-type="string">
            <text:p>29/01/1963</text:p>
          </table:table-cell>
          <table:table-cell office:value-type="string">
            <text:p>GOIANIA <text:s text:c="42"/></text:p>
          </table:table-cell>
          <table:table-cell office:value-type="string">
            <text:p>GO</text:p>
          </table:table-cell>
          <table:table-cell table:style-name="ce2" office:value-type="string">
            <text:p>7400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690363</text:p>
          </table:table-cell>
          <table:table-cell table:style-name="ce2" office:value-type="string">
            <text:p>23/03/1952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440145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827253</text:p>
          </table:table-cell>
          <table:table-cell table:style-name="ce2" office:value-type="string">
            <text:p>21/03/1967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4886349</text:p>
          </table:table-cell>
          <table:table-cell table:style-name="ce2" office:value-type="string">
            <text:p>29/08/1965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33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033820</text:p>
          </table:table-cell>
          <table:table-cell table:style-name="ce2" office:value-type="string">
            <text:p>07/02/1942</text:p>
          </table:table-cell>
          <table:table-cell office:value-type="string">
            <text:p>SAO PAULO <text:s text:c="40"/></text:p>
          </table:table-cell>
          <table:table-cell office:value-type="string">
            <text:p>SP</text:p>
          </table:table-cell>
          <table:table-cell table:style-name="ce2" office:value-type="string">
            <text:p>02032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041504</text:p>
          </table:table-cell>
          <table:table-cell table:style-name="ce2" office:value-type="string">
            <text:p>15/04/1939</text:p>
          </table:table-cell>
          <table:table-cell office:value-type="string">
            <text:p>SALVADOR <text:s text:c="41"/></text:p>
          </table:table-cell>
          <table:table-cell office:value-type="string">
            <text:p>BA</text:p>
          </table:table-cell>
          <table:table-cell table:style-name="ce2" office:value-type="string">
            <text:p>4004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068100</text:p>
          </table:table-cell>
          <table:table-cell table:style-name="ce2" office:value-type="string">
            <text:p>02/04/1960</text:p>
          </table:table-cell>
          <table:table-cell office:value-type="string">
            <text:p>GOIANIA <text:s text:c="42"/></text:p>
          </table:table-cell>
          <table:table-cell office:value-type="string">
            <text:p>GO</text:p>
          </table:table-cell>
          <table:table-cell table:style-name="ce2" office:value-type="string">
            <text:p>7400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122253</text:p>
          </table:table-cell>
          <table:table-cell table:style-name="ce2" office:value-type="string">
            <text:p>01/10/1959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165300</text:p>
          </table:table-cell>
          <table:table-cell table:style-name="ce2" office:value-type="string">
            <text:p>15/10/1964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730235</text:p>
          </table:table-cell>
          <table:table-cell table:style-name="ce2" office:value-type="string">
            <text:p>5 - CANCELADA POR MULTIPLICIDADE</text:p>
          </table:table-cell>
          <table:table-cell/>
        </table:table-row>
        <table:table-row table:style-name="ro1">
          <table:table-cell/>
          <table:table-cell table:style-name="ce2" office:value-type="string">
            <text:p>31648991220</text:p>
          </table:table-cell>
          <table:table-cell table:style-name="ce2" office:value-type="string">
            <text:p>11/04/1936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3433763020</text:p>
          </table:table-cell>
          <table:table-cell table:style-name="ce2" office:value-type="string">
            <text:p>26/10/1958</text:p>
          </table:table-cell>
          <table:table-cell office:value-type="string">
            <text:p>PORTO ALEGRE <text:s text:c="37"/></text:p>
          </table:table-cell>
          <table:table-cell office:value-type="string">
            <text:p>RS</text:p>
          </table:table-cell>
          <table:table-cell table:style-name="ce2" office:value-type="string">
            <text:p>90220004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3533024091</text:p>
          </table:table-cell>
          <table:table-cell table:style-name="ce2" office:value-type="string">
            <text:p>19/04/1957</text:p>
          </table:table-cell>
          <table:table-cell office:value-type="string">
            <text:p>PORTO ALEGRE <text:s text:c="37"/></text:p>
          </table:table-cell>
          <table:table-cell office:value-type="string">
            <text:p>RS</text:p>
          </table:table-cell>
          <table:table-cell table:style-name="ce2" office:value-type="string">
            <text:p>9002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013750759</text:p>
          </table:table-cell>
          <table:table-cell table:style-name="ce2" office:value-type="string">
            <text:p>16/11/1928</text:p>
          </table:table-cell>
          <table:table-cell office:value-type="string">
            <text:p>TERESOPOLIS <text:s text:c="38"/></text:p>
          </table:table-cell>
          <table:table-cell office:value-type="string">
            <text:p>RJ</text:p>
          </table:table-cell>
          <table:table-cell table:style-name="ce2" office:value-type="string">
            <text:p>25961143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118730278</text:p>
          </table:table-cell>
          <table:table-cell table:style-name="ce2" office:value-type="string">
            <text:p>15/05/1971</text:p>
          </table:table-cell>
          <table:table-cell office:value-type="string">
            <text:p>JARU <text:s text:c="45"/></text:p>
          </table:table-cell>
          <table:table-cell office:value-type="string">
            <text:p>RO</text:p>
          </table:table-cell>
          <table:table-cell table:style-name="ce2" office:value-type="string">
            <text:p>7689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155279720</text:p>
          </table:table-cell>
          <table:table-cell table:style-name="ce2" office:value-type="string">
            <text:p>06/12/1955</text:p>
          </table:table-cell>
          <table:table-cell office:value-type="string">
            <text:p>TERESOPOLIS <text:s text:c="38"/></text:p>
          </table:table-cell>
          <table:table-cell office:value-type="string">
            <text:p>RJ</text:p>
          </table:table-cell>
          <table:table-cell table:style-name="ce2" office:value-type="string">
            <text:p>2598025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354301849</text:p>
          </table:table-cell>
          <table:table-cell table:style-name="ce2" office:value-type="string">
            <text:p>19/08/1937</text:p>
          </table:table-cell>
          <table:table-cell office:value-type="string">
            <text:p>SANTA RITA DO PASSA QUATRO <text:s text:c="23"/></text:p>
          </table:table-cell>
          <table:table-cell office:value-type="string">
            <text:p>SP</text:p>
          </table:table-cell>
          <table:table-cell table:style-name="ce2" office:value-type="string">
            <text:p>1367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354476800</text:p>
          </table:table-cell>
          <table:table-cell table:style-name="ce2" office:value-type="string">
            <text:p>19/08/1914</text:p>
          </table:table-cell>
          <table:table-cell office:value-type="string">
            <text:p>SANTA RITA DO PASSA QUATRO <text:s text:c="23"/></text:p>
          </table:table-cell>
          <table:table-cell office:value-type="string">
            <text:p>SP</text:p>
          </table:table-cell>
          <table:table-cell table:style-name="ce2" office:value-type="string">
            <text:p>1367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504125315</text:p>
          </table:table-cell>
          <table:table-cell table:style-name="ce2" office:value-type="string">
            <text:p>09/05/1969</text:p>
          </table:table-cell>
          <table:table-cell office:value-type="string">
            <text:p>SAO RAIMUNDO DAS MANGABEIRAS <text:s text:c="21"/></text:p>
          </table:table-cell>
          <table:table-cell office:value-type="string">
            <text:p>MA</text:p>
          </table:table-cell>
          <table:table-cell table:style-name="ce2" office:value-type="string">
            <text:p>6584000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4687041191</text:p>
          </table:table-cell>
          <table:table-cell table:style-name="ce2" office:value-type="string">
            <text:p>13/08/1966</text:p>
          </table:table-cell>
          <table:table-cell office:value-type="string">
            <text:p>SAO VICENTE <text:s text:c="38"/></text:p>
          </table:table-cell>
          <table:table-cell office:value-type="string">
            <text:p>SP</text:p>
          </table:table-cell>
          <table:table-cell table:style-name="ce2" office:value-type="string">
            <text:p>11320080</text:p>
          </table:table-cell>
          <table:table-cell table:style-name="ce2" office:value-type="string">
            <text:p>8 – NULA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262268</text:p>
          </table:table-cell>
          <table:table-cell table:style-name="ce2" office:value-type="string">
            <text:p>30/09/1940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5521700</text:p>
          </table:table-cell>
          <table:table-cell table:style-name="ce2" office:value-type="string">
            <text:p>12/03/1949</text:p>
          </table:table-cell>
          <table:table-cell office:value-type="string">
            <text:p>RIO DE JANEIRO <text:s text:c="35"/></text:p>
          </table:table-cell>
          <table:table-cell office:value-type="string">
            <text:p>RJ</text:p>
          </table:table-cell>
          <table:table-cell table:style-name="ce2" office:value-type="string">
            <text:p>2000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7087315</text:p>
          </table:table-cell>
          <table:table-cell table:style-name="ce2" office:value-type="string">
            <text:p>19/04/1946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01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49136291</text:p>
          </table:table-cell>
          <table:table-cell table:style-name="ce2" office:value-type="string">
            <text:p>02/09/1965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0576291</text:p>
          </table:table-cell>
          <table:table-cell table:style-name="ce2" office:value-type="string">
            <text:p>15/08/1945</text:p>
          </table:table-cell>
          <table:table-cell office:value-type="string">
            <text:p>PORTO VELHO <text:s text:c="38"/></text:p>
          </table:table-cell>
          <table:table-cell office:value-type="string">
            <text:p>RO</text:p>
          </table:table-cell>
          <table:table-cell table:style-name="ce2" office:value-type="string">
            <text:p>7890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6590334</text:p>
          </table:table-cell>
          <table:table-cell table:style-name="ce2" office:value-type="string">
            <text:p>21/05/1945</text:p>
          </table:table-cell>
          <table:table-cell office:value-type="string">
            <text:p>FORTALEZA <text:s text:c="40"/></text:p>
          </table:table-cell>
          <table:table-cell office:value-type="string">
            <text:p>CE</text:p>
          </table:table-cell>
          <table:table-cell table:style-name="ce2" office:value-type="string">
            <text:p>6001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8852387</text:p>
          </table:table-cell>
          <table:table-cell table:style-name="ce2" office:value-type="string">
            <text:p>16/04/1960</text:p>
          </table:table-cell>
          <table:table-cell office:value-type="string">
            <text:p>LIMOEIRO DO NORTE <text:s text:c="32"/></text:p>
          </table:table-cell>
          <table:table-cell office:value-type="string">
            <text:p>CE</text:p>
          </table:table-cell>
          <table:table-cell table:style-name="ce2" office:value-type="string">
            <text:p>6293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59620706</text:p>
          </table:table-cell>
          <table:table-cell table:style-name="ce2" office:value-type="string">
            <text:p>07/05/1952</text:p>
          </table:table-cell>
          <table:table-cell office:value-type="string">
            <text:p>VITORIA <text:s text:c="42"/></text:p>
          </table:table-cell>
          <table:table-cell office:value-type="string">
            <text:p>ES</text:p>
          </table:table-cell>
          <table:table-cell table:style-name="ce2" office:value-type="string">
            <text:p>2900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60989220</text:p>
          </table:table-cell>
          <table:table-cell table:style-name="ce2" office:value-type="string">
            <text:p>10/02/1973</text:p>
          </table:table-cell>
          <table:table-cell office:value-type="string">
            <text:p>GUAJARA-MIRIM <text:s text:c="36"/></text:p>
          </table:table-cell>
          <table:table-cell office:value-type="string">
            <text:p>RO</text:p>
          </table:table-cell>
          <table:table-cell table:style-name="ce2" office:value-type="string">
            <text:p>7685000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>
          <table:table-cell/>
          <table:table-cell table:style-name="ce2" office:value-type="string">
            <text:p>31562523015</text:p>
          </table:table-cell>
          <table:table-cell table:style-name="ce2" office:value-type="string">
            <text:p>12/11/1956</text:p>
          </table:table-cell>
          <table:table-cell office:value-type="string">
            <text:p>ALVORADA <text:s text:c="41"/></text:p>
          </table:table-cell>
          <table:table-cell office:value-type="string">
            <text:p>RS</text:p>
          </table:table-cell>
          <table:table-cell table:style-name="ce2" office:value-type="string">
            <text:p>94810590</text:p>
          </table:table-cell>
          <table:table-cell table:style-name="ce2" office:value-type="string">
            <text:p>9 - CANCELADA DE OFICIO</text:p>
          </table:table-cell>
          <table:table-cell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B2:Planilha1.G8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000-00-00T11:00: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7T16:24:02</dc:date>
    <dc:creator>Vinicius Oliveira</dc:creator>
    <meta:generator>LibreOffice/4.0.6.2$Linux_x86 LibreOffice_project/2e2573268451a50806fcd60ae2d9fe01dd0ce24</meta:generator>
    <meta:editing-duration>PT1M15S</meta:editing-duration>
    <meta:editing-cycles>4</meta:editing-cycles>
    <meta:document-statistic meta:table-count="1" meta:cell-count="486" meta:object-count="0"/>
  </office:meta>
</office:document-meta>
</file>